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7e69" officeooo:paragraph-rsid="00017e69"/>
    </style:style>
    <style:style style:name="P2" style:family="paragraph" style:parent-style-name="Standard">
      <style:text-properties fo:font-weight="bold" officeooo:rsid="00017e69" officeooo:paragraph-rsid="00017e69" style:font-weight-asian="bold" style:font-weight-complex="bold"/>
    </style:style>
    <style:style style:name="P3" style:family="paragraph" style:parent-style-name="Standard">
      <style:text-properties fo:font-weight="bold" officeooo:rsid="000d338d" officeooo:paragraph-rsid="000d338d" style:font-weight-asian="bold" style:font-weight-complex="bold"/>
    </style:style>
    <style:style style:name="P4" style:family="paragraph" style:parent-style-name="Standard">
      <style:text-properties fo:font-weight="bold" officeooo:rsid="000f13bf" officeooo:paragraph-rsid="000f13bf" style:font-weight-asian="bold" style:font-weight-complex="bold"/>
    </style:style>
    <style:style style:name="P5" style:family="paragraph" style:parent-style-name="Standard">
      <style:text-properties fo:font-weight="bold" officeooo:rsid="0004026f" officeooo:paragraph-rsid="0004026f" style:font-weight-asian="bold" style:font-weight-complex="bold"/>
    </style:style>
    <style:style style:name="P6" style:family="paragraph" style:parent-style-name="Standard">
      <style:text-properties fo:font-weight="bold" officeooo:rsid="005727cd" officeooo:paragraph-rsid="005727cd" style:font-weight-asian="bold" style:font-weight-complex="bold"/>
    </style:style>
    <style:style style:name="P7" style:family="paragraph" style:parent-style-name="Standard">
      <style:text-properties fo:font-weight="bold" officeooo:rsid="005cf143" officeooo:paragraph-rsid="005cf143" style:font-weight-asian="bold" style:font-weight-complex="bold"/>
    </style:style>
    <style:style style:name="P8" style:family="paragraph" style:parent-style-name="Standard">
      <style:text-properties fo:font-weight="normal" officeooo:rsid="00017e69" officeooo:paragraph-rsid="00017e69" style:font-weight-asian="normal" style:font-weight-complex="normal"/>
    </style:style>
    <style:style style:name="P9" style:family="paragraph" style:parent-style-name="Standard">
      <style:text-properties fo:font-weight="normal" officeooo:rsid="0004026f" officeooo:paragraph-rsid="0004026f" style:font-weight-asian="normal" style:font-weight-complex="normal"/>
    </style:style>
    <style:style style:name="P10" style:family="paragraph" style:parent-style-name="Standard">
      <style:text-properties fo:font-weight="normal" officeooo:rsid="0004e5bc" officeooo:paragraph-rsid="0004e5bc" style:font-weight-asian="normal" style:font-weight-complex="normal"/>
    </style:style>
    <style:style style:name="P11" style:family="paragraph" style:parent-style-name="Standard">
      <style:text-properties fo:font-weight="normal" officeooo:rsid="0002b674" officeooo:paragraph-rsid="00017e69" style:font-weight-asian="normal" style:font-weight-complex="normal"/>
    </style:style>
    <style:style style:name="P12" style:family="paragraph" style:parent-style-name="Standard">
      <style:text-properties fo:font-weight="normal" officeooo:rsid="000f13bf" officeooo:paragraph-rsid="000f13bf" style:font-weight-asian="normal" style:font-weight-complex="normal"/>
    </style:style>
    <style:style style:name="P13" style:family="paragraph" style:parent-style-name="Standard">
      <style:text-properties fo:font-weight="normal" officeooo:rsid="000d338d" officeooo:paragraph-rsid="000d338d" style:font-weight-asian="normal" style:font-weight-complex="normal"/>
    </style:style>
    <style:style style:name="P14" style:family="paragraph" style:parent-style-name="Standard">
      <style:text-properties fo:font-weight="normal" officeooo:rsid="001c7b3a" officeooo:paragraph-rsid="001c7b3a" style:font-weight-asian="normal" style:font-weight-complex="normal"/>
    </style:style>
    <style:style style:name="P15" style:family="paragraph" style:parent-style-name="Standard">
      <style:text-properties fo:font-weight="normal" officeooo:rsid="0055b1d3" officeooo:paragraph-rsid="0055b1d3" style:font-weight-asian="normal" style:font-weight-complex="normal"/>
    </style:style>
    <style:style style:name="P16" style:family="paragraph" style:parent-style-name="Standard">
      <style:text-properties fo:font-weight="normal" officeooo:rsid="000cf456" officeooo:paragraph-rsid="000cf456" style:font-weight-asian="normal" style:font-weight-complex="normal"/>
    </style:style>
    <style:style style:name="P17" style:family="paragraph" style:parent-style-name="Standard">
      <style:text-properties officeooo:paragraph-rsid="000d338d"/>
    </style:style>
    <style:style style:name="P18" style:family="paragraph" style:parent-style-name="Standard">
      <style:text-properties officeooo:paragraph-rsid="00017e69"/>
    </style:style>
    <style:style style:name="P19" style:family="paragraph" style:parent-style-name="Standard">
      <style:text-properties officeooo:rsid="00385ba4" officeooo:paragraph-rsid="00385ba4"/>
    </style:style>
    <style:style style:name="P20" style:family="paragraph" style:parent-style-name="Standard">
      <style:text-properties officeooo:rsid="003919b4" officeooo:paragraph-rsid="003919b4"/>
    </style:style>
    <style:style style:name="P21" style:family="paragraph" style:parent-style-name="Standard">
      <style:text-properties officeooo:rsid="003a31ea" officeooo:paragraph-rsid="003a31ea"/>
    </style:style>
    <style:style style:name="P22" style:family="paragraph" style:parent-style-name="Standard">
      <style:text-properties officeooo:rsid="003bf390" officeooo:paragraph-rsid="003bf390"/>
    </style:style>
    <style:style style:name="P23" style:family="paragraph" style:parent-style-name="Standard">
      <style:text-properties officeooo:rsid="003def4b" officeooo:paragraph-rsid="003def4b"/>
    </style:style>
    <style:style style:name="P24" style:family="paragraph" style:parent-style-name="Standard">
      <style:text-properties officeooo:rsid="003ecfa5" officeooo:paragraph-rsid="003ecfa5"/>
    </style:style>
    <style:style style:name="P25" style:family="paragraph" style:parent-style-name="Standard">
      <style:text-properties officeooo:rsid="003f9e69" officeooo:paragraph-rsid="003f9e69"/>
    </style:style>
    <style:style style:name="P26" style:family="paragraph" style:parent-style-name="Standard">
      <style:text-properties officeooo:rsid="00418ec6" officeooo:paragraph-rsid="00418ec6"/>
    </style:style>
    <style:style style:name="P27" style:family="paragraph" style:parent-style-name="Standard">
      <style:text-properties officeooo:rsid="00421247" officeooo:paragraph-rsid="00421247"/>
    </style:style>
    <style:style style:name="P28" style:family="paragraph" style:parent-style-name="Standard">
      <style:text-properties officeooo:rsid="004c6b03" officeooo:paragraph-rsid="004c6b03"/>
    </style:style>
    <style:style style:name="P29" style:family="paragraph" style:parent-style-name="Standard">
      <style:text-properties officeooo:paragraph-rsid="005727cd"/>
    </style:style>
    <style:style style:name="P30" style:family="paragraph" style:parent-style-name="Standard">
      <style:text-properties style:text-underline-style="none" fo:font-weight="normal" officeooo:rsid="00570481" officeooo:paragraph-rsid="00570481" style:font-weight-asian="normal" style:font-weight-complex="normal"/>
    </style:style>
    <style:style style:name="P31" style:family="paragraph" style:parent-style-name="Standard">
      <style:paragraph-properties fo:break-before="page"/>
      <style:text-properties fo:font-weight="bold" officeooo:rsid="001c7b3a" officeooo:paragraph-rsid="001c7b3a" style:font-weight-asian="bold" style:font-weight-complex="bold"/>
    </style:style>
    <style:style style:name="P32" style:family="paragraph" style:parent-style-name="Standard">
      <style:paragraph-properties fo:break-before="page"/>
      <style:text-properties fo:font-weight="bold" officeooo:rsid="00385ba4" officeooo:paragraph-rsid="00385ba4" style:font-weight-asian="bold" style:font-weight-complex="bold"/>
    </style:style>
    <style:style style:name="P33" style:family="paragraph" style:parent-style-name="Standard">
      <style:paragraph-properties fo:break-before="page"/>
      <style:text-properties fo:font-weight="bold" officeooo:rsid="0055b1d3" officeooo:paragraph-rsid="0055b1d3" style:font-weight-asian="bold" style:font-weight-complex="bold"/>
    </style:style>
    <style:style style:name="P34" style:family="paragraph" style:parent-style-name="Standard" style:list-style-name="L1">
      <style:text-properties officeooo:paragraph-rsid="000d338d"/>
    </style:style>
    <style:style style:name="P35" style:family="paragraph" style:parent-style-name="Standard" style:list-style-name="L1">
      <style:text-properties officeooo:paragraph-rsid="001359c2"/>
    </style:style>
    <style:style style:name="P36" style:family="paragraph" style:parent-style-name="Standard" style:list-style-name="L1">
      <style:text-properties officeooo:paragraph-rsid="000f13bf"/>
    </style:style>
    <style:style style:name="P37" style:family="paragraph" style:parent-style-name="Standard" style:list-style-name="L1">
      <style:text-properties fo:font-weight="normal" officeooo:rsid="000f13bf" officeooo:paragraph-rsid="000f13bf" style:font-weight-asian="normal" style:font-weight-complex="normal"/>
    </style:style>
    <style:style style:name="P38" style:family="paragraph" style:parent-style-name="Standard" style:list-style-name="L1">
      <style:text-properties fo:font-weight="normal" officeooo:rsid="001359c2" officeooo:paragraph-rsid="001359c2" style:font-weight-asian="normal" style:font-weight-complex="normal"/>
    </style:style>
    <style:style style:name="P39" style:family="paragraph" style:parent-style-name="Standard" style:list-style-name="L2">
      <style:text-properties fo:font-weight="normal" officeooo:rsid="001fe5fc" officeooo:paragraph-rsid="001fe5fc" style:font-weight-asian="normal" style:font-weight-complex="normal"/>
    </style:style>
    <style:style style:name="P40" style:family="paragraph" style:parent-style-name="Standard" style:list-style-name="L2">
      <style:text-properties fo:font-weight="normal" officeooo:rsid="001c7b3a" officeooo:paragraph-rsid="001fe5fc" style:font-weight-asian="normal" style:font-weight-complex="normal"/>
    </style:style>
    <style:style style:name="P41" style:family="paragraph" style:parent-style-name="Standard" style:list-style-name="L3">
      <style:text-properties fo:font-weight="normal" officeooo:rsid="001c7b3a" officeooo:paragraph-rsid="001e3987" style:font-weight-asian="normal" style:font-weight-complex="normal"/>
    </style:style>
    <style:style style:name="P42" style:family="paragraph" style:parent-style-name="Standard" style:list-style-name="L2">
      <style:text-properties fo:font-weight="normal" officeooo:rsid="0020f26a" officeooo:paragraph-rsid="0020f26a" style:font-weight-asian="normal" style:font-weight-complex="normal"/>
    </style:style>
    <style:style style:name="P43" style:family="paragraph" style:parent-style-name="Standard" style:list-style-name="L2">
      <style:text-properties fo:font-weight="normal" officeooo:rsid="00216f12" officeooo:paragraph-rsid="00216f12" style:font-weight-asian="normal" style:font-weight-complex="normal"/>
    </style:style>
    <style:style style:name="P44" style:family="paragraph" style:parent-style-name="Standard" style:list-style-name="L2">
      <style:text-properties fo:font-weight="normal" officeooo:rsid="00216f12" officeooo:paragraph-rsid="0022c3ae" style:font-weight-asian="normal" style:font-weight-complex="normal"/>
    </style:style>
    <style:style style:name="P45" style:family="paragraph" style:parent-style-name="Standard" style:list-style-name="L2">
      <style:text-properties fo:font-weight="normal" officeooo:rsid="00278fd2" officeooo:paragraph-rsid="00278fd2" style:font-weight-asian="normal" style:font-weight-complex="normal"/>
    </style:style>
    <style:style style:name="P46" style:family="paragraph" style:parent-style-name="Standard" style:list-style-name="L2">
      <style:text-properties fo:font-weight="normal" officeooo:rsid="002bedf6" officeooo:paragraph-rsid="002bedf6" style:font-weight-asian="normal" style:font-weight-complex="normal"/>
    </style:style>
    <style:style style:name="P47" style:family="paragraph" style:parent-style-name="Standard" style:list-style-name="L3">
      <style:text-properties fo:font-weight="normal" officeooo:rsid="002bedf6" officeooo:paragraph-rsid="002bedf6" style:font-weight-asian="normal" style:font-weight-complex="normal"/>
    </style:style>
    <style:style style:name="P48" style:family="paragraph" style:parent-style-name="Standard" style:list-style-name="L2">
      <style:text-properties fo:font-weight="normal" officeooo:rsid="004c6b03" officeooo:paragraph-rsid="004c6b03" style:font-weight-asian="normal" style:font-weight-complex="normal"/>
    </style:style>
    <style:style style:name="P49" style:family="paragraph" style:parent-style-name="Standard" style:list-style-name="L2">
      <style:text-properties fo:font-weight="normal" officeooo:rsid="002e6573" officeooo:paragraph-rsid="002e6573" style:font-weight-asian="normal" style:font-weight-complex="normal"/>
    </style:style>
    <style:style style:name="P50" style:family="paragraph" style:parent-style-name="Standard" style:list-style-name="L3">
      <style:text-properties fo:font-weight="normal" officeooo:rsid="002e6573" officeooo:paragraph-rsid="002e6573" style:font-weight-asian="normal" style:font-weight-complex="normal"/>
    </style:style>
    <style:style style:name="P51" style:family="paragraph" style:parent-style-name="Standard" style:list-style-name="L2">
      <style:text-properties fo:font-weight="normal" officeooo:rsid="00252d4e" officeooo:paragraph-rsid="00252d4e" style:font-weight-asian="normal" style:font-weight-complex="normal"/>
    </style:style>
    <style:style style:name="P52" style:family="paragraph" style:parent-style-name="Standard" style:list-style-name="L2">
      <style:text-properties fo:font-weight="normal" officeooo:rsid="00283305" officeooo:paragraph-rsid="00283305" style:font-weight-asian="normal" style:font-weight-complex="normal"/>
    </style:style>
    <style:style style:name="P53" style:family="paragraph" style:parent-style-name="Standard" style:list-style-name="L3">
      <style:text-properties fo:font-weight="normal" officeooo:rsid="001e3987" officeooo:paragraph-rsid="001e3987" style:font-weight-asian="normal" style:font-weight-complex="normal"/>
    </style:style>
    <style:style style:name="P54" style:family="paragraph" style:parent-style-name="Standard" style:list-style-name="L3">
      <style:text-properties fo:font-weight="normal" officeooo:rsid="00233d2f" officeooo:paragraph-rsid="00233d2f" style:font-weight-asian="normal" style:font-weight-complex="normal"/>
    </style:style>
    <style:style style:name="P55" style:family="paragraph" style:parent-style-name="Standard" style:list-style-name="L3">
      <style:text-properties fo:font-weight="normal" officeooo:rsid="002f863f" officeooo:paragraph-rsid="002f863f" style:font-weight-asian="normal" style:font-weight-complex="normal"/>
    </style:style>
    <style:style style:name="P56" style:family="paragraph" style:parent-style-name="Standard">
      <style:text-properties fo:font-weight="normal" officeooo:rsid="000cf456" officeooo:paragraph-rsid="000cf456" style:font-weight-asian="normal" style:font-weight-complex="normal"/>
    </style:style>
    <style:style style:name="P57" style:family="paragraph" style:parent-style-name="Standard">
      <style:text-properties fo:font-weight="normal" officeooo:rsid="005d2561" officeooo:paragraph-rsid="000cf456" style:font-weight-asian="normal" style:font-weight-complex="normal"/>
    </style:style>
    <style:style style:name="P58" style:family="paragraph" style:parent-style-name="Standard" style:list-style-name="L4">
      <style:text-properties officeooo:rsid="004c6b03" officeooo:paragraph-rsid="004c6b03"/>
    </style:style>
    <style:style style:name="T1" style:family="text">
      <style:text-properties fo:font-weight="bold" style:font-weight-asian="bold" style:font-weight-complex="bold"/>
    </style:style>
    <style:style style:name="T2" style:family="text">
      <style:text-properties fo:font-weight="bold" officeooo:rsid="0002b674" style:font-weight-asian="bold" style:font-weight-complex="bold"/>
    </style:style>
    <style:style style:name="T3" style:family="text">
      <style:text-properties fo:font-weight="bold" officeooo:rsid="000d338d" style:font-weight-asian="bold" style:font-weight-complex="bold"/>
    </style:style>
    <style:style style:name="T4" style:family="text">
      <style:text-properties fo:font-weight="bold" officeooo:rsid="00017e6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2b674" style:font-weight-asian="normal" style:font-weight-complex="normal"/>
    </style:style>
    <style:style style:name="T7" style:family="text">
      <style:text-properties fo:font-weight="normal" officeooo:rsid="000d338d" style:font-weight-asian="normal" style:font-weight-complex="normal"/>
    </style:style>
    <style:style style:name="T8" style:family="text">
      <style:text-properties fo:font-weight="normal" officeooo:rsid="000f13bf" style:font-weight-asian="normal" style:font-weight-complex="normal"/>
    </style:style>
    <style:style style:name="T9" style:family="text">
      <style:text-properties fo:font-weight="normal" officeooo:rsid="000f6819" style:font-weight-asian="normal" style:font-weight-complex="normal"/>
    </style:style>
    <style:style style:name="T10" style:family="text">
      <style:text-properties fo:font-weight="normal" officeooo:rsid="001120fd" style:font-weight-asian="normal" style:font-weight-complex="normal"/>
    </style:style>
    <style:style style:name="T11" style:family="text">
      <style:text-properties fo:font-weight="normal" officeooo:rsid="0012cfba" style:font-weight-asian="normal" style:font-weight-complex="normal"/>
    </style:style>
    <style:style style:name="T12" style:family="text">
      <style:text-properties fo:font-weight="normal" officeooo:rsid="0012d59e" style:font-weight-asian="normal" style:font-weight-complex="normal"/>
    </style:style>
    <style:style style:name="T13" style:family="text">
      <style:text-properties fo:font-weight="normal" officeooo:rsid="001aa09d" style:font-weight-asian="normal" style:font-weight-complex="normal"/>
    </style:style>
    <style:style style:name="T14" style:family="text">
      <style:text-properties fo:font-weight="normal" officeooo:rsid="00017e69" style:font-weight-asian="normal" style:font-weight-complex="normal"/>
    </style:style>
    <style:style style:name="T15" style:family="text">
      <style:text-properties fo:font-weight="normal" officeooo:rsid="0037ec6e" style:font-weight-asian="normal" style:font-weight-complex="normal"/>
    </style:style>
    <style:style style:name="T16" style:family="text">
      <style:text-properties fo:font-weight="normal" officeooo:rsid="00550f37" style:font-weight-asian="normal" style:font-weight-complex="normal"/>
    </style:style>
    <style:style style:name="T17" style:family="text">
      <style:text-properties fo:font-weight="normal" officeooo:rsid="0055b1d3" style:font-weight-asian="normal" style:font-weight-complex="normal"/>
    </style:style>
    <style:style style:name="T18" style:family="text">
      <style:text-properties fo:font-weight="normal" officeooo:rsid="005727cd" style:font-weight-asian="normal" style:font-weight-complex="normal"/>
    </style:style>
    <style:style style:name="T19" style:family="text">
      <style:text-properties fo:font-weight="normal" officeooo:rsid="0058ce1d" style:font-weight-asian="normal" style:font-weight-complex="normal"/>
    </style:style>
    <style:style style:name="T20" style:family="text">
      <style:text-properties fo:font-weight="normal" officeooo:rsid="005bab56" style:font-weight-asian="normal" style:font-weight-complex="normal"/>
    </style:style>
    <style:style style:name="T21" style:family="text">
      <style:text-properties fo:font-weight="normal" officeooo:rsid="005cf10b" style:font-weight-asian="normal" style:font-weight-complex="normal"/>
    </style:style>
    <style:style style:name="T22" style:family="text">
      <style:text-properties fo:font-weight="normal" officeooo:rsid="005dc9c3" style:font-weight-asian="normal" style:font-weight-complex="normal"/>
    </style:style>
    <style:style style:name="T23" style:family="text">
      <style:text-properties fo:font-weight="normal" officeooo:rsid="005f72a3" style:font-weight-asian="normal" style:font-weight-complex="normal"/>
    </style:style>
    <style:style style:name="T24" style:family="text">
      <style:text-properties officeooo:rsid="001bd640"/>
    </style:style>
    <style:style style:name="T25" style:family="text">
      <style:text-properties officeooo:rsid="001fe5fc"/>
    </style:style>
    <style:style style:name="T26" style:family="text">
      <style:text-properties officeooo:rsid="002dd1e6"/>
    </style:style>
    <style:style style:name="T27" style:family="text">
      <style:text-properties officeooo:rsid="0031727c"/>
    </style:style>
    <style:style style:name="T28" style:family="text">
      <style:text-properties officeooo:rsid="00017e69"/>
    </style:style>
    <style:style style:name="T29" style:family="text">
      <style:text-properties officeooo:rsid="0049e7cc"/>
    </style:style>
    <style:style style:name="T30" style:family="text">
      <style:text-properties officeooo:rsid="005615f9"/>
    </style:style>
    <style:style style:name="T31" style:family="text">
      <style:text-properties fo:font-style="italic" fo:font-weight="normal" officeooo:rsid="005bab56" style:font-style-asian="italic" style:font-weight-asian="normal" style:font-style-complex="italic" style:font-weight-complex="normal"/>
    </style:style>
    <style:style style:name="T32" style:family="text">
      <style:text-properties officeooo:rsid="00627ccf"/>
    </style:style>
    <style:style style:name="T33" style:family="text">
      <style:text-properties officeooo:rsid="00653622"/>
    </style:style>
    <style:style style:name="T34" style:family="text">
      <style:text-properties officeooo:rsid="0066b8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imeframe:<text:span text:style-name="T5"> </text:span><text:span text:style-name="T23">2 </text:span><text:span text:style-name="T5">Week</text:span><text:span text:style-name="T22">s</text:span><text:span text:style-name="T5"> "Blitz"</text:span></text:p>
      <text:p text:style-name="P5"/>
      <text:p text:style-name="P5"><text:span text:style-name="T32">Stage </text:span>Dates:</text:p>
      <text:p text:style-name="P9">Pre-Production: 02/10/2020</text:p>
      <text:p text:style-name="P9">Production: <text:span text:style-name="T24">02/11/2020</text:span></text:p>
      <text:p text:style-name="P30">POSTPONED: 02/23/2020</text:p>
      <text:p text:style-name="P10">Post-Production: </text:p>
      <text:p text:style-name="P16">Completion: </text:p>
      <text:p text:style-name="P57">Timeframe End: 0<text:span text:style-name="T33">2</text:span>/<text:span text:style-name="T33">24</text:span>/2<text:span text:style-name="T34">02</text:span>0</text:p>
      <text:p text:style-name="P16"/>
      <text:p text:style-name="P6">Production Summary:</text:p>
      <text:p text:style-name="P29"><text:span text:style-name="T18">Prototype and gameplay were rapidly produced within 2 days of starting production phase. Design flaws were discovered, so gameplay was redesigned. Core gameplay logic was essentially completed by Day 6. Assets were slowly acquired or worked on Day 8. Production was slowed dramatically and deterred during second week (sickness, stressful events, priority tasks). Several approaches and workflows needed to be (re)learned. Game was fairly complete </text:span><text:span text:style-name="T19">and moderately optimized </text:span><text:span text:style-name="T18">by Day 1</text:span><text:span text:style-name="T21">1</text:span><text:span text:style-name="T18">.</text:span><text:span text:style-name="T19"> Game was postponed on Day 13 for incompletion. Many assets and some remaining logic need to be produced.</text:span><text:span text:style-name="T20"> </text:span><text:span text:style-name="T31">Conclusion:</text:span><text:span text:style-name="T20"> Game was too complex to complete in timeframe with less than ideal work conditions.</text:span></text:p>
      <text:p text:style-name="P2"/>
      <text:p text:style-name="P1"><text:span text:style-name="T1">Title:</text:span> </text:p>
      <text:p text:style-name="P1"/>
      <text:p text:style-name="P18"><text:span text:style-name="T4">Theme:</text:span><text:span text:style-name="T28"> Medieval Fantasy - Wizard Tower</text:span></text:p>
      <text:p text:style-name="P1"/>
      <text:p text:style-name="P2">Description:<text:span text:style-name="T5"> Fort</text:span><text:span text:style-name="T15"> / Tower</text:span><text:span text:style-name="T5"> Defense. Player is stationary and defends fort against waves of enemies. Destroying enemies and surviving wave gives currency to upgrade abilities and fort.</text:span></text:p>
      <text:p text:style-name="P8"/>
      <text:p text:style-name="P2">Game Loop: <text:span text:style-name="T5">Destroy wave, Summary Screen, Upgrade Screen, Next wave</text:span></text:p>
      <text:p text:style-name="P2"/>
      <text:p text:style-name="P18"><text:span text:style-name="T4">Spatial:</text:span><text:span text:style-name="T14"> 3</text:span><text:span text:style-name="T13">D environment with 2D sprites. I</text:span><text:span text:style-name="T14">sometric side</text:span><text:span text:style-name="T13"> or Over-Shoulder.</text:span></text:p>
      <text:p text:style-name="P2"/>
      <text:p text:style-name="P18"><text:span text:style-name="T4">Functionalities:</text:span><text:span text:style-name="T6"> New Game, Save/Load, Exit, T</text:span><text:span text:style-name="T16">urret</text:span><text:span text:style-name="T6"> shooting, Player abilities, Enemy spawning, Upgrades</text:span></text:p>
      <text:p text:style-name="P11"/>
      <text:p text:style-name="P17"><text:span text:style-name="T2">A</text:span><text:span text:style-name="T3">ssets</text:span><text:span text:style-name="T7">: </text:span></text:p>
      <text:list xml:id="list2273062793" text:style-name="L1">
        <text:list-item>
          <text:p text:style-name="P34"><text:span text:style-name="T7">Illustration: Background, Fort, Player, Projectiles, Enemy01, Enemy02, EnemyBoss01</text:span><text:span text:style-name="T9">, GUI</text:span><text:span text:style-name="T10">, Screens (Main Menu, Achievements)</text:span></text:p>
        </text:list-item>
        <text:list-item>
          <text:p text:style-name="P35"><text:span text:style-name="T7">VFX: </text:span><text:span text:style-name="T8">Player_attack, Player_attack_impact, Enemy</text:span><text:span text:style-name="T11">_attack</text:span><text:span text:style-name="T10">,</text:span><text:span text:style-name="T11"> Enemy_attack_impact,</text:span><text:span text:style-name="T10"> </text:span><text:span text:style-name="T8">Player_ability01, </text:span><text:span text:style-name="T10">GUI</text:span></text:p>
        </text:list-item>
        <text:list-item>
          <text:p text:style-name="P37">Animation: </text:p>
          <text:list>
            <text:list-item>
              <text:p text:style-name="P36"><text:span text:style-name="T8">m</text:span><text:span text:style-name="T12">ove</text:span><text:span text:style-name="T8">, attack, hit, death (Enemy01, Enemy02, EnemyBoss01)</text:span></text:p>
            </text:list-item>
            <text:list-item>
              <text:p text:style-name="P37">attack, death (Player)</text:p>
            </text:list-item>
          </text:list>
        </text:list-item>
        <text:list-item>
          <text:p text:style-name="P38">SFX: Player_attack, Player_attack_impact, Enemy_attack, Enemy_attack_impact, Player_ability01, GUI, (mutterings, attack, move, hit, death (Enemy01, Enemy02, EnemyBoss01)), (death (Player)), </text:p>
        </text:list-item>
      </text:list>
      <text:p text:style-name="P12"><text:tab/></text:p>
      <text:p text:style-name="P13"/>
      <text:p text:style-name="P3">Gameplay:<text:span text:style-name="T5"> Player</text:span><text:span text:style-name="T17">'s "turrets"</text:span><text:span text:style-name="T5"> shoot enemy targets as they approach fort in Waves. </text:span><text:span text:style-name="T17">Player uses abilities to alter and destroy enemies as well as repair or alter fort. </text:span><text:span text:style-name="T5">Currency is gained for each enemy </text:span><text:soft-page-break/><text:span text:style-name="T5">destroyed, with a bonus if survived the round. If enemies reach fort, the fort is slowly damaged until destroyed. After x Waves, Boss Wave. Enemy boss is much stronger than other enemies.</text:span><text:span text:style-name="T8"> Keep defending waves until dead or final wave?. Gain achievements.</text:span><text:span text:style-name="T5"> </text:span></text:p>
      <text:p text:style-name="P13"/>
      <text:p text:style-name="P3">Goals:<text:span text:style-name="T5"> Create basic game. Implement scaling Waves (boring, but allows more gameplay for now).</text:span><text:span text:style-name="T8"> Achievements. </text:span></text:p>
      <text:p text:style-name="P13"/>
      <text:p text:style-name="P4">Post-Goals<text:span text:style-name="T5">: Create more backgrounds/areas, attacks, upgrades, animations, VFX, Enemies/Bosses</text:span></text:p>
      <text:p text:style-name="P2"/>
      <text:p text:style-name="P33">Theme</text:p>
      <text:p text:style-name="P15">Medieval Fantasy - Wizard Tower Fort. Enemies are goblins, orcs, ogres, trolls, beasts (and humans?). Goblins should look crazed/creepy - Big eyes, fast moving, paranoid. <text:span text:style-name="T30">Orcs should be focused and aggressive. Ogres and Trolls should be vacant and lumbering. Beasts should be aggressive. Humans should be cautious and protective.</text:span></text:p>
      <text:p text:style-name="P31">Brainstorming - Theme</text:p>
      <text:p text:style-name="P14">Fantasy</text:p>
      <text:list xml:id="list1099030946" text:style-name="L2">
        <text:list-item>
          <text:p text:style-name="P39">Defender</text:p>
          <text:list>
            <text:list-item>
              <text:p text:style-name="P40">Wizard</text:p>
            </text:list-item>
            <text:list-item>
              <text:p text:style-name="P42">Archer</text:p>
            </text:list-item>
            <text:list-item>
              <text:p text:style-name="P43">Siege (Ballista, Catapult, etc)</text:p>
            </text:list-item>
            <text:list-item>
              <text:p text:style-name="P45">Mad Alchemist</text:p>
            </text:list-item>
            <text:list-item>
              <text:p text:style-name="P46">Priest / Cleric</text:p>
            </text:list-item>
            <text:list-item>
              <text:p text:style-name="P48">Unicorn</text:p>
            </text:list-item>
          </text:list>
        </text:list-item>
        <text:list-item>
          <text:p text:style-name="P39">Attacker</text:p>
          <text:list>
            <text:list-item>
              <text:p text:style-name="P40"><text:span text:style-name="T25">C</text:span>lassic creatures (gobli<text:span text:style-name="T29">n</text:span>s, orcs, trolls, etc)</text:p>
            </text:list-item>
            <text:list-item>
              <text:p text:style-name="P42">Humanoids / Elves</text:p>
            </text:list-item>
            <text:list-item>
              <text:p text:style-name="P44">Siege (Ballista, Catapult, etc)</text:p>
            </text:list-item>
            <text:list-item>
              <text:p text:style-name="P46">Demons</text:p>
            </text:list-item>
            <text:list-item>
              <text:p text:style-name="P49">Zombies</text:p>
            </text:list-item>
          </text:list>
        </text:list-item>
        <text:list-item>
          <text:p text:style-name="P51">Abilities</text:p>
          <text:list>
            <text:list-item>
              <text:p text:style-name="P51">Magic: Missiles, Lightning, Fireball, Plague, Curse, Earth, Shield, etc</text:p>
            </text:list-item>
            <text:list-item>
              <text:p text:style-name="P51">Multi-arrow shot</text:p>
            </text:list-item>
            <text:list-item>
              <text:p text:style-name="P51">Volley arrows</text:p>
            </text:list-item>
            <text:list-item>
              <text:p text:style-name="P52">Oils and other field effects</text:p>
            </text:list-item>
            <text:list-item>
              <text:p text:style-name="P52"/>
            </text:list-item>
          </text:list>
        </text:list-item>
      </text:list>
      <text:p text:style-name="P14">SciFi</text:p>
      <text:list xml:id="list1066232263" text:style-name="L3">
        <text:list-item>
          <text:p text:style-name="P53">Defender</text:p>
          <text:list>
            <text:list-item>
              <text:p text:style-name="P53">Space Marine</text:p>
            </text:list-item>
            <text:list-item>
              <text:p text:style-name="P41">Engineer <text:span text:style-name="T26">(</text:span>Automations<text:span text:style-name="T26">, </text:span>Turrets)</text:p>
            </text:list-item>
            <text:list-item>
              <text:p text:style-name="P54">Mad Scientist</text:p>
            </text:list-item>
            <text:list-item>
              <text:p text:style-name="P55">Mech</text:p>
            </text:list-item>
          </text:list>
        </text:list-item>
        <text:list-item>
          <text:p text:style-name="P53">Attacker</text:p>
          <text:list>
            <text:list-item>
              <text:p text:style-name="P53">Aliens</text:p>
            </text:list-item>
            <text:list-item>
              <text:p text:style-name="P53">Space Marines</text:p>
            </text:list-item>
            <text:list-item>
              <text:p text:style-name="P53">Inorganics<text:span text:style-name="T27">: </text:span>robots, cyborgs, etc</text:p>
            </text:list-item>
            <text:list-item>
              <text:p text:style-name="P47">Demons</text:p>
            </text:list-item>
            <text:list-item>
              <text:p text:style-name="P50">Zombies</text:p>
            </text:list-item>
          </text:list>
        </text:list-item>
        <text:list-item>
          <text:p text:style-name="P54">Abilities</text:p>
          <text:list>
            <text:list-item>
              <text:p text:style-name="P54">Rapid machine guns</text:p>
            </text:list-item>
            <text:list-item>
              <text:p text:style-name="P54">Laser / Pulse guns</text:p>
            </text:list-item>
            <text:list-item>
              <text:p text:style-name="P54">Electric fields</text:p>
            </text:list-item>
            <text:list-item>
              <text:p text:style-name="P54">Anti-Gravity</text:p>
            </text:list-item>
            <text:list-item>
              <text:p text:style-name="P54"/>
            </text:list-item>
          </text:list>
        </text:list-item>
      </text:list>
      <text:p text:style-name="P28">Silly / Other</text:p>
      <text:list xml:id="list418351366" text:style-name="L4">
        <text:list-item>
          <text:p text:style-name="P58">Fairies throwing candy at Kids</text:p>
        </text:list-item>
        <text:list-item>
          <text:p text:style-name="P58">Dinosaurs</text:p>
        </text:list-item>
        <text:list-item>
          <text:p text:style-name="P58">Dragon Nest protecting babies from armies</text:p>
        </text:list-item>
        <text:list-item>
          <text:p text:style-name="P58">Holy vs Evil</text:p>
        </text:list-item>
        <text:list-item>
          <text:p text:style-name="P58">Office Wars - throwing office equipment; two buildings war over bathroom</text:p>
        </text:list-item>
        <text:list-item>
          <text:p text:style-name="P58">Water vs Fire</text:p>
        </text:list-item>
        <text:list-item>
          <text:p text:style-name="P58">Ocean Creatures vs Modern Warfare</text:p>
        </text:list-item>
        <text:list-item>
          <text:p text:style-name="P58"/>
        </text:list-item>
      </text:list>
      <text:p text:style-name="P32">Similar Games</text:p>
      <text:p text:style-name="P19">Defense Grid</text:p>
      <text:p text:style-name="P19">Deathtrap</text:p>
      <text:p text:style-name="P20">Revenge of the Titans</text:p>
      <text:p text:style-name="P21">Siege of Centauri</text:p>
      <text:p text:style-name="P21"/>
      <text:p text:style-name="P22">Plants vs Zombies</text:p>
      <text:p text:style-name="P23">Kingdom Rush</text:p>
      <text:p text:style-name="P24">Iron Marines</text:p>
      <text:p text:style-name="P25">SAS Zombie Assault TD</text:p>
      <text:p text:style-name="P27">Defender's Quest</text:p>
      <text:p text:style-name="P25"/>
      <text:p text:style-name="P26">The Last Stand</text:p>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2-24T12:55:06.702000000</dc:date>
    <meta:editing-duration>PT11H58M54S</meta:editing-duration>
    <meta:editing-cycles>59</meta:editing-cycles>
    <meta:document-statistic meta:table-count="0" meta:image-count="0" meta:object-count="0" meta:page-count="5" meta:paragraph-count="88" meta:word-count="585" meta:character-count="3850" meta:non-whitespace-character-count="3390"/>
  </office:meta>
</office:document-meta>
</file>